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1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0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3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2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0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2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2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2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23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1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0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0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0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2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25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9-0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6-1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5-1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9-04-0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8-11-0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8-10-1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8-09-1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8-08-0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8-06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8-05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8-04-2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7-10-2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7-08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7-07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7-06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7-05-26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7-04-2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6-10-2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6-09-2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6-08-2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6-07-2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6-06-2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6-05-2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6-04-2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5-10-2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5-09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5-08-2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5-07-3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5-06-2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5-05-2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5-04-2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4-10-0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4-07-30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4-06-30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4-05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4-04-2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3-11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3-10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3-09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3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3-07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3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3-05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3-04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2-11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2-10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2-09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2-08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2-07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2-06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2-05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2-03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7-10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200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6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9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7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5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3</text:p>
          </table:table-cell>
          <table:table-cell office:value-type="string" calcext:value-type="string">
            <text:p>QBAA nr New York Mills, U.S. FISH AND WILDLIFE</text:p>
          </table:table-cell>
          <table:table-cell office:value-type="string" calcext:value-type="string">
            <text:p>198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114" meta:object-count="0"/>
    <meta:user-defined meta:name="AppVersion">3.0</meta:user-defined>
  </office:meta>
</office:document-meta>
</file>